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90000319D00002CC134A31FA2CFCDD0FD.svm" manifest:media-type="image/x-svm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729fcf" draw:fill-image-width="3.799cm" draw:fill-image-height="3.799cm" style:repeat="no-repeat" draw:fill-image-ref-point="center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729fcf" draw:fill-image-width="3.799cm" draw:fill-image-height="3.799cm" style:repeat="no-repeat" draw:fill-image-ref-point="center" draw:textarea-horizontal-align="justify" draw:textarea-vertical-align="middle" draw:auto-grow-height="false" fo:min-height="4.103cm" fo:min-width="4.103cm" style:run-through="foreground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4.951cm" fo:min-width="4.951cm" style:run-through="foreground"/>
    </style:style>
    <style:style style:name="gr4" style:family="graphic">
      <style:graphic-properties draw:stroke="solid" svg:stroke-color="#000000" draw:fill="none" draw:fill-color="#729fcf" draw:fill-image-width="3.799cm" draw:fill-image-height="3.7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3.96cm" fo:min-width="3.96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2" draw:name="DrawObject1_1" draw:style-name="gr1"><draw:custom-shape draw:name="Forme2_6" draw:style-name="gr4" draw:text-style-name="P2" svg:width="4.5cm" svg:height="4.5cm" svg:x="13.813cm" svg:y="1.3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7" draw:style-name="gr5" draw:text-style-name="P3" svg:width="5.601cm" svg:height="5.601cm" svg:x="13.263cm" svg:y="0.7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" draw:name="DrawObject1_0" draw:style-name="gr1"><draw:custom-shape draw:name="Forme2_4" draw:style-name="gr4" draw:text-style-name="P2" svg:width="4.5cm" svg:height="4.5cm" svg:x="7.288cm" svg:y="1.2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5" draw:style-name="gr5" draw:text-style-name="P3" svg:width="5.601cm" svg:height="5.601cm" svg:x="6.738cm" svg:y="0.7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><draw:g text:anchor-type="paragraph" draw:z-index="0" draw:name="DrawObject2" draw:style-name="gr1"><draw:custom-shape draw:name="Forme2_2" draw:style-name="gr4" draw:text-style-name="P2" svg:width="4.5cm" svg:height="4.5cm" svg:x="0.99cm" svg:y="0.8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" draw:style-name="gr5" draw:text-style-name="P3" svg:width="5.601cm" svg:height="5.601cm" svg:x="0.441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4" draw:name="DrawObject1_3" draw:style-name="gr1"><draw:custom-shape draw:name="Forme2_0" draw:style-name="gr4" draw:text-style-name="P2" svg:width="4.5cm" svg:height="4.5cm" svg:x="7.288cm" svg:y="0.2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" draw:style-name="gr5" draw:text-style-name="P3" svg:width="5.601cm" svg:height="5.601cm" svg:x="6.738cm" svg:y="-0.2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3" draw:name="DrawObject1_2" draw:style-name="gr1"><draw:custom-shape draw:name="Forme2_8" draw:style-name="gr4" draw:text-style-name="P2" svg:width="4.5cm" svg:height="4.5cm" svg:x="0.991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9" draw:style-name="gr5" draw:text-style-name="P3" svg:width="5.601cm" svg:height="5.601cm" svg:x="0.441cm" svg:y="0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5" draw:name="DrawObject4" draw:style-name="gr1"><draw:custom-shape draw:name="Forme2_10" draw:style-name="gr4" draw:text-style-name="P2" svg:width="4.5cm" svg:height="4.5cm" svg:x="13.813cm" svg:y="0.3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1" draw:style-name="gr5" draw:text-style-name="P3" svg:width="5.601cm" svg:height="5.601cm" svg:x="13.263cm" svg:y="-0.2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8" draw:name="DrawObject1_7" draw:style-name="gr1"><draw:custom-shape draw:name="Forme2_16" draw:style-name="gr4" draw:text-style-name="P2" svg:width="4.5cm" svg:height="4.5cm" svg:x="13.813cm" svg:y="-0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7" draw:style-name="gr5" draw:text-style-name="P3" svg:width="5.601cm" svg:height="5.601cm" svg:x="13.263cm" svg:y="-0.5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7" draw:name="DrawObject1_6" draw:style-name="gr1"><draw:custom-shape draw:name="Forme2_14" draw:style-name="gr4" draw:text-style-name="P2" svg:width="4.5cm" svg:height="4.5cm" svg:x="7.288cm" svg:y="-0.0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5" draw:style-name="gr5" draw:text-style-name="P3" svg:width="5.601cm" svg:height="5.601cm" svg:x="6.738cm" svg:y="-0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6" draw:name="DrawObject1_5" draw:style-name="gr1"><draw:custom-shape draw:name="Forme2_12" draw:style-name="gr4" draw:text-style-name="P2" svg:width="4.5cm" svg:height="4.5cm" svg:x="0.991cm" svg:y="0.2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3" draw:style-name="gr5" draw:text-style-name="P3" svg:width="5.601cm" svg:height="5.601cm" svg:x="0.441cm" svg:y="-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9" draw:name="DrawObject1_8" draw:style-name="gr1"><draw:custom-shape draw:name="Forme2_18" draw:style-name="gr4" draw:text-style-name="P2" svg:width="4.5cm" svg:height="4.5cm" svg:x="0.991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9" draw:style-name="gr5" draw:text-style-name="P3" svg:width="5.601cm" svg:height="5.601cm" svg:x="0.441cm" svg:y="0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0" draw:name="DrawObject1_9" draw:style-name="gr1"><draw:custom-shape draw:name="Forme2_20" draw:style-name="gr4" draw:text-style-name="P2" svg:width="4.5cm" svg:height="4.5cm" svg:x="7.288cm" svg:y="0.6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1" draw:style-name="gr5" draw:text-style-name="P3" svg:width="5.601cm" svg:height="5.601cm" svg:x="6.738cm" svg:y="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1" draw:name="DrawObject1_10" draw:style-name="gr1"><draw:custom-shape draw:name="Forme2_22" draw:style-name="gr4" draw:text-style-name="P2" svg:width="4.5cm" svg:height="4.5cm" svg:x="13.813cm" svg:y="0.6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3" draw:style-name="gr5" draw:text-style-name="P3" svg:width="5.601cm" svg:height="5.601cm" svg:x="13.263cm" svg:y="0.1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/>
      <text:p text:style-name="Standard"><draw:g text:anchor-type="paragraph" draw:z-index="12" draw:name="DrawObject3" draw:style-name="gr1"><draw:custom-shape draw:name="Forme2_34" draw:style-name="gr2" draw:text-style-name="P2" svg:width="5.8cm" svg:height="5.8cm" svg:x="1.934cm" svg:y="0.9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5" draw:style-name="gr3" draw:text-style-name="P3" svg:width="7.002cm" svg:height="7.002cm" svg:x="1.334cm" svg:y="0.3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7" draw:name="DrawObject3_4" draw:style-name="gr1"><draw:custom-shape draw:name="Forme2_32" draw:style-name="gr2" draw:text-style-name="P2" svg:width="5.8cm" svg:height="5.8cm" svg:x="11.247cm" svg:y="0.7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3" draw:style-name="gr3" draw:text-style-name="P3" svg:width="7.002cm" svg:height="7.002cm" svg:x="10.647cm" svg:y="0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5" draw:name="DrawObject3_2" draw:style-name="gr1"><draw:custom-shape draw:name="Forme2_28" draw:style-name="gr2" draw:text-style-name="P2" svg:width="5.8cm" svg:height="5.8cm" svg:x="1.881cm" svg:y="1.0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9" draw:style-name="gr3" draw:text-style-name="P3" svg:width="7.002cm" svg:height="7.002cm" svg:x="1.281cm" svg:y="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><draw:g text:anchor-type="paragraph" draw:z-index="16" draw:name="DrawObject3_3" draw:style-name="gr1"><draw:custom-shape draw:name="Forme2_30" draw:style-name="gr2" draw:text-style-name="P2" svg:width="5.8cm" svg:height="5.8cm" svg:x="11.247cm" svg:y="0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1" draw:style-name="gr3" draw:text-style-name="P3" svg:width="7.002cm" svg:height="7.002cm" svg:x="10.647cm" svg:y="0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4" draw:name="DrawObject3_1" draw:style-name="gr1"><draw:custom-shape draw:name="Forme2_26" draw:style-name="gr2" draw:text-style-name="P2" svg:width="5.8cm" svg:height="5.8cm" svg:x="11.353cm" svg:y="0.7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7" draw:style-name="gr3" draw:text-style-name="P3" svg:width="7.002cm" svg:height="7.002cm" svg:x="10.753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3" draw:name="DrawObject3_0" draw:style-name="gr1"><draw:custom-shape draw:name="Forme2_24" draw:style-name="gr2" draw:text-style-name="P2" svg:width="5.8cm" svg:height="5.8cm" svg:x="2.092cm" svg:y="0.8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5" draw:style-name="gr3" draw:text-style-name="P3" svg:width="7.002cm" svg:height="7.002cm" svg:x="1.492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5" draw:display-name="Bitmap 5" xlink:href="Pictures/200000090000319D00002CC134A31FA2CFCDD0FD.svm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09:26:27.081000000</meta:creation-date>
    <dc:date>2021-12-11T16:24:57.502000000</dc:date>
    <meta:editing-duration>P4DT4H53M50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